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7ad6d" officeooo:paragraph-rsid="0017ad6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7ad6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27th</text:span> of <text:span text:style-name="T3">January</text:span> 202<text:span text:style-name="T3">1</text:span> under the <text:span text:style-name="T3">39th</text:span> PA Meeting.</text:p>
      <text:p text:style-name="P1"/>
      <text:p text:style-name="P1">The Assembly, recognising the current situation,</text:p>
      <text:p text:style-name="P1"/>
      <text:p text:style-name="P4">Constitutes the need to continue on 38-2 and actually instate a norm and guideline of genderneutrality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39-4: To actually instate genderneutrality where possibl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7T15:54:47.219593452</dc:date>
    <meta:editing-duration>PT2M52S</meta:editing-duration>
    <meta:editing-cycles>4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7" meta:word-count="50" meta:character-count="334" meta:non-whitespace-character-count="291"/>
  </office:meta>
</office:document-meta>
</file>